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11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>
            <text:p>Video bitrate</text:p>
          </table:table-cell>
          <table:table-cell table:style-name="Default" office:value-type="float" office:value="250000">
            <text:p>250000</text:p>
          </table:table-cell>
          <table:table-cell office:value-type="string">
            <text:p>bps</text:p>
          </table:table-cell>
        </table:table-row>
        <table:table-row table:style-name="ro1">
          <table:table-cell office:value-type="string">
            <text:p>Video framerate</text:p>
          </table:table-cell>
          <table:table-cell table:style-name="Default" office:value-type="float" office:value="25">
            <text:p>25</text:p>
          </table:table-cell>
          <table:table-cell office:value-type="string">
            <text:p>fps</text:p>
          </table:table-cell>
        </table:table-row>
        <table:table-row table:style-name="ro1">
          <table:table-cell office:value-type="string">
            <text:p>Audio bitrate</text:p>
          </table:table-cell>
          <table:table-cell table:style-name="Default" office:value-type="float" office:value="32000">
            <text:p>32000</text:p>
          </table:table-cell>
          <table:table-cell office:value-type="string">
            <text:p>bps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office:value-type="string">
            <text:p>PCR_RETRANS_TIME</text:p>
          </table:table-cell>
          <table:table-cell table:style-name="Default" office:value-type="float" office:value="20">
            <text:p>20</text:p>
          </table:table-cell>
          <table:table-cell office:value-type="string">
            <text:p>ms</text:p>
          </table:table-cell>
        </table:table-row>
        <table:table-row table:style-name="ro2">
          <table:table-cell office:value-type="string">
            <text:p>SDT_RETRANS_TIME</text:p>
          </table:table-cell>
          <table:table-cell table:style-name="Default" office:value-type="float" office:value="500">
            <text:p>500</text:p>
          </table:table-cell>
          <table:table-cell office:value-type="string">
            <text:p>ms</text:p>
          </table:table-cell>
        </table:table-row>
        <table:table-row table:style-name="ro2">
          <table:table-cell office:value-type="string">
            <text:p>PAT_RETRANS_TIME</text:p>
          </table:table-cell>
          <table:table-cell table:style-name="Default" office:value-type="float" office:value="100">
            <text:p>1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sdt size</text:p>
          </table:table-cell>
          <table:table-cell table:style-name="Default" office:value-type="float" office:value="188">
            <text:p>188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string">
            <text:p>pat_pmt size</text:p>
          </table:table-cell>
          <table:table-cell table:style-name="Default" table:formula="of:=2*188" office:value-type="float" office:value="376">
            <text:p>376</text:p>
          </table:table-cell>
          <table:table-cell office:value-type="string">
            <text:p>B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office:value-type="string">
            <text:p>PES_PAYLOAD_SIZE</text:p>
          </table:table-cell>
          <table:table-cell table:formula="of:=(16-1)*184+170" office:value-type="float" office:value="2930">
            <text:p>2930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Video packetization overhead</text:p>
          </table:table-cell>
          <table:table-cell table:formula="of:=(19+184/2)*8*[.B2]" office:value-type="float" office:value="22200">
            <text:p>22200</text:p>
          </table:table-cell>
          <table:table-cell office:value-type="string">
            <text:p>bps</text:p>
          </table:table-cell>
        </table:table-row>
        <table:table-row table:style-name="ro1">
          <table:table-cell office:value-type="string">
            <text:p>Audio packetization overhead</text:p>
          </table:table-cell>
          <table:table-cell table:formula="of:=(14+184/2)*8*([.B3]/8)/[.B11]" office:value-type="float" office:value="1157.67918088737">
            <text:p>1157,68</text:p>
          </table:table-cell>
          <table:table-cell office:value-type="string">
            <text:p>bp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ubtotal</text:p>
          </table:table-cell>
          <table:table-cell table:formula="of:=[.B1]+[.B12]+[.B3]+[.B13]" office:value-type="float" office:value="305357.679180887">
            <text:p>305357,68</text:p>
          </table:table-cell>
          <table:table-cell office:value-type="string">
            <text:p>bps</text:p>
          </table:table-cell>
        </table:table-row>
        <table:table-row table:style-name="ro2">
          <table:table-cell office:value-type="string">
            <text:p>PCR</text:p>
          </table:table-cell>
          <table:table-cell table:formula="of:=1000*8*8/[.B5]" office:value-type="float" office:value="3200">
            <text:p>3200</text:p>
          </table:table-cell>
          <table:table-cell office:value-type="string">
            <text:p>bp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ubtotal</text:p>
          </table:table-cell>
          <table:table-cell table:formula="of:=[.B15]+[.B16]" office:value-type="float" office:value="308557.679180887">
            <text:p>308557,68</text:p>
          </table:table-cell>
          <table:table-cell office:value-type="string">
            <text:p>bps</text:p>
          </table:table-cell>
        </table:table-row>
        <table:table-row table:style-name="ro2">
          <table:table-cell office:value-type="string">
            <text:p>TS header overhead</text:p>
          </table:table-cell>
          <table:table-cell table:formula="of:=([.B18]/8)/184*4*8" office:value-type="float" office:value="6707.77563436712">
            <text:p>6707,78</text:p>
          </table:table-cell>
          <table:table-cell office:value-type="string">
            <text:p>bps</text:p>
          </table:table-cell>
        </table:table-row>
        <table:table-row table:style-name="ro2">
          <table:table-cell office:value-type="string">
            <text:p>SDT</text:p>
          </table:table-cell>
          <table:table-cell table:formula="of:=1000*8*[.B8]/[.B6]" office:value-type="float" office:value="3008">
            <text:p>3008</text:p>
          </table:table-cell>
          <table:table-cell office:value-type="string">
            <text:p>bps</text:p>
          </table:table-cell>
        </table:table-row>
        <table:table-row table:style-name="ro2">
          <table:table-cell office:value-type="string">
            <text:p>PAT&amp;PMT</text:p>
          </table:table-cell>
          <table:table-cell table:formula="of:=1000*8*[.B9]/[.B7]" office:value-type="float" office:value="30080">
            <text:p>30080</text:p>
          </table:table-cell>
          <table:table-cell office:value-type="string">
            <text:p>bp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 table:formula="of:=[.B18]+[.B19]+[.B20]+[.B21]" office:value-type="float" office:value="348353.454815254">
            <text:p>348353,45</text:p>
          </table:table-cell>
          <table:table-cell office:value-type="string">
            <text:p>bps</text:p>
          </table:table-cell>
        </table:table-row>
        <table:table-row table:style-name="ro2">
          <table:table-cell office:value-type="string">
            <text:p>Total overhead</text:p>
          </table:table-cell>
          <table:table-cell table:formula="of:=[.B23]-[.B3]-[.B1]" office:value-type="float" office:value="66353.4548152545">
            <text:p>66353,45</text:p>
          </table:table-cell>
          <table:table-cell office:value-type="string">
            <text:p>bps</text:p>
          </table:table-cell>
        </table:table-row>
        <table:table-row table:style-name="ro2">
          <table:table-cell office:value-type="string">
            <text:p>Total overhead</text:p>
          </table:table-cell>
          <table:table-cell table:style-name="ce2" table:formula="of:=[.B24]/([.B1]+[.B3])" office:value-type="percentage" office:value="0.235295939061186">
            <text:p>23,53%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7/11/2009</text:date>, <text:time>16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Lau </meta:initial-creator>
    <meta:creation-date>2009-07-22T09:17:05</meta:creation-date>
    <dc:date>2009-11-17T16:05:30</dc:date>
    <dc:creator>Niels Laukens</dc:creator>
    <meta:editing-duration>PT00H44M17S</meta:editing-duration>
    <meta:editing-cycles>6</meta:editing-cycles>
    <meta:generator>OpenOffice.org/3.1$Unix OpenOffice.org_project/310m19$Build-9420</meta:generator>
    <meta:document-statistic meta:table-count="2" meta:cell-count="59" meta:object-count="0"/>
  </office:meta>
</office:document-meta>
</file>